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47171"/>
    </style:style>
    <style:style style:name="P2" style:family="paragraph" style:parent-style-name="Standard" style:list-style-name="L1">
      <style:text-properties officeooo:rsid="0001c8da" officeooo:paragraph-rsid="0001c8da"/>
    </style:style>
    <style:style style:name="P3" style:family="paragraph" style:parent-style-name="Standard" style:list-style-name="L1">
      <style:text-properties officeooo:rsid="00027a5c" officeooo:paragraph-rsid="00027a5c"/>
    </style:style>
    <style:style style:name="P4" style:family="paragraph" style:parent-style-name="Standard" style:list-style-name="L1">
      <style:text-properties officeooo:rsid="00035b04" officeooo:paragraph-rsid="00035b04"/>
    </style:style>
    <style:style style:name="P5" style:family="paragraph" style:parent-style-name="Standard">
      <style:text-properties officeooo:paragraph-rsid="00047171"/>
    </style:style>
    <style:style style:name="T1" style:family="text">
      <style:text-properties officeooo:rsid="00047171"/>
    </style:style>
    <style:style style:name="T2" style:family="text">
      <style:text-properties officeooo:rsid="00064a0c"/>
    </style:style>
    <style:style style:name="T3" style:family="text">
      <style:text-properties officeooo:rsid="00069e41"/>
    </style:style>
    <style:style style:name="T4" style:family="text">
      <style:text-properties officeooo:rsid="000860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57655578" text:style-name="L1">
        <text:list-item>
          <text:p text:style-name="P2">Baixar <text:a xlink:type="simple" xlink:href="https://github.com/matsim-org/matsim-libs/archive/refs/heads/master.zip" text:style-name="Internet_20_link" text:visited-style-name="Visited_20_Internet_20_Link">https://github.com/matsim-org/matsim-libs/archive/refs/heads/master.zip</text:a></text:p>
        </text:list-item>
        <text:list-item>
          <text:p text:style-name="P2">Extrair o arquivo matsim-libs-master.zip</text:p>
        </text:list-item>
        <text:list-item>
          <text:p text:style-name="P3">Ir para o diretório matsim-libs-master/contribs</text:p>
        </text:list-item>
        <text:list-item>
          <text:p text:style-name="P4">Copiar a pasta signals para algum workspace do eclipse</text:p>
        </text:list-item>
        <text:list-item>
          <text:p text:style-name="P4">Abrir o eclipse e ir em File &gt;&gt; Open Projects from File System</text:p>
        </text:list-item>
        <text:list-item>
          <text:p text:style-name="P4">Clicar em Directory e selecionar a pasta signals que foi copiado para o workspace</text:p>
        </text:list-item>
        <text:list-item>
          <text:p text:style-name="P4">Clicar em Abrir e depois Finish</text:p>
        </text:list-item>
        <text:list-item>
          <text:p text:style-name="P4">Aguardar os arquivos serem indexados e o projeto ser construído</text:p>
        </text:list-item>
        <text:list-item>
          <text:p text:style-name="P1"><text:span text:style-name="T1">O projeto está pronto. Agora basta ir em src/main/java e abrir qualquer um dos três primeiros pacotes. <text:s/>Eles possuem o arquivo main para executar a simulação. </text:span><text:span text:style-name="T2">Esses arquivos </text:span><text:span text:style-name="T3">possuem o nome parecido </text:span><text:span text:style-name="T2">com RunXxxxxXxxxx.java. </text:span><text:span text:style-name="T4">Sempre começando com Run.</text:span>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12:48:50.552616018</meta:creation-date>
    <dc:date>2021-07-15T13:16:10.491422897</dc:date>
    <meta:editing-duration>PT15M7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10" meta:character-count="721" meta:non-whitespace-character-count="628"/>
  </office:meta>
</office:document-meta>
</file>